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812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operator&gt;?&lt;name&gt;?&lt;bind&gt;?;</text:p>
            <text:p>&lt;ref-label&gt;::=(’#’|’##’)&lt;num&gt;+;</text:p>
            <text:p>&lt;reference&gt;::=’$’(’#’|’##’)&lt;num&gt;+;</text:p>
            <text:p>&lt;operator&gt;::='$'&lt;name&gt;'$'</text:p>
            <text:p>&lt;name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9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9.637cm" svg:height="8.633cm" svg:x="0.401cm" svg:y="3.3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前述</text:span><text:span text:style-name="T2">&lt;T-form&gt;</text:span><text:span text:style-name="T2">で表現され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(‘&lt;Line&gt;(‘,’&lt;Line&gt;)*’)’</text:span></text:p>
          <text:p text:style-name="P1"><text:span text:style-name="T2"><text:s text:c="4"/></text:span><text:span text:style-name="T2">&lt;Line&gt;::=’(‘&lt;Cell&gt;(‘,’&lt;Cell&gt;)*’)’</text:span></text:p>
          <text:p text:style-name="P1"><text:span text:style-name="T2"><text:s text:c="4"/></text:span><text:span text:style-name="T2">&lt;Cell&gt;::=’(‘&lt;Item&gt;’,’’Quantity’’(‘&lt;Value&gt;’,’&lt;Unit&gt;’)’’)’ </text:span></text:p>
          <text:p text:style-name="P1"><text:span text:style-name="T2"><text:s text:c="16"/></text:span><text:span text:style-name="T2">| 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3.674cm" svg:height="1.013cm" svg:x="0.1cm" svg:y="2.3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7.0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5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draw:custom-shape draw:name="テキスト ボックス 4" draw:style-name="gr1" draw:text-style-name="P7" draw:layer="layout" svg:width="4.309cm" svg:height="1.013cm" svg:x="0.108cm" svg:y="12.987cm">
          <text:p text:style-name="P1"><text:span text:style-name="T2">構造レベル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0.05cm" svg:height="1.773cm" svg:x="0.5cm" svg:y="14.027cm">
          <text:p text:style-name="P1"><text:span text:style-name="T2">- </text:span><text:span text:style-name="T2">言語木構造</text:span></text:p>
          <text:p text:style-name="P1"><text:span text:style-name="T2">- </text:span><text:span text:style-name="T2">言語が表す均質化</text:span><text:span text:style-name="T2">2</text:span><text:span text:style-name="T2">部グラフ構造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14.173cm" svg:height="3.297cm" svg:x="0.5cm" svg:y="10.0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text:p text:style-name="P1"><text:span text:style-name="T2"><text:s text:c="2"/></text:span><text:span text:style-name="T2">- </text:span><text:span text:style-name="T2">直接実行</text:span></text:p>
          <text:p text:style-name="P1"><text:span text:style-name="T2"><text:s text:c="2"/></text:span><text:span text:style-name="T2">- </text:span><text:span text:style-name="T2">実行ブロック内で実行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4cm" svg:height="1.013cm" svg:x="0.086cm" svg:y="9.1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8.369cm" svg:height="1.013cm" svg:x="0.074cm" svg:y="1.9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8.622cm" svg:height="5.583cm" svg:x="0.5cm" svg:y="2.9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、新仕様に表現変更される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844cm" svg:height="3.299cm" svg:x="0.482cm" svg:y="15.0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5.104cm" svg:height="1.013cm" svg:x="0.114cm" svg:y="14.0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105cm" svg:y="10.1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6.801cm" svg:height="1.013cm" svg:x="5.38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（検討中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0.864cm" svg:y="11.137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0.843cm" svg:x="0.817cm" svg:y="8.758cm">
          <text:p text:style-name="P1"><text:span text:style-name="T4">{$BIND$($#11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1cm" svg:y="13.9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11cm" svg:y="7.7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0.1cm" svg:y="5.2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4.6cm" svg:height="0.843cm" svg:x="0.8cm" svg:y="6.2cm">
          <text:p text:style-name="P1"><text:span text:style-name="T4">(#11{$FILE$(A.csv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046cm" svg:height="1.013cm" svg:x="12.805cm" svg:y="9.976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13.564cm" svg:y="11.002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1.433cm" svg:x="13.517cm" svg:y="8.623cm">
          <text:p text:style-name="P1"><text:span text:style-name="T4">{$BIND$($#11[2],$#12[2]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12.8cm" svg:y="13.787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10.096cm" svg:height="1.013cm" svg:x="12.81cm" svg:y="7.619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12.8cm" svg:y="5.065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1cm" svg:height="0.843cm" svg:x="13.5cm" svg:y="6.065cm">
          <text:p text:style-name="P1"><text:span text:style-name="T4">(#11{$FILE$(“A.csv”)},#12{$FILE$(“B.csv”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3.393cm" svg:height="1.055cm" svg:x="1.6cm" svg:y="3.4cm">
          <draw:text-box>
            <text:p>1ファイル</text:p>
          </draw:text-box>
        </draw:frame>
        <draw:frame draw:style-name="gr8" draw:text-style-name="P3" draw:layer="layout" svg:width="4.312cm" svg:height="1.055cm" svg:x="14cm" svg:y="3.6cm">
          <draw:text-box>
            <text:p>複数ファイル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7-06">7/6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7-06">7/6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29</meta:editing-cycles>
    <meta:creation-date>2020-04-16T04:11:41</meta:creation-date>
    <dc:date>2020-07-06T09:09:53.607565267</dc:date>
    <meta:editing-duration>PT7H59S</meta:editing-duration>
    <meta:generator>LibreOffice/5.3.6.1$Linux_X86_64 LibreOffice_project/30$Build-1</meta:generator>
    <meta:document-statistic meta:object-count="94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